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cc99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cccc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cfe7f5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 v1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</text:span><text:span text:style-name="T13">CRLF</text:span><text:span text:style-name="T2">) &amp; Unix (</text:span><text:span text:style-name="T13">LF</text:span><text:span text:style-name="T2">)</text:span></text:p>
            <text:p text:style-name="P4">Data layou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 implementation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</text:p>
            <text:p text:style-name="P5">In fact,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the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  <text:p text:style-name="P4"><text:span text:style-name="T2">Additionally, content of styles can be inserted by </text:span>\\&lt;STYLE_NAME&gt;\\<text:span text:style-name="T2">. Insertions are limited by the renderer implementation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, </text:span><text:span text:style-name="T4">{</text:span><text:span text:style-name="T3"> are to escape with </text:span><text:span text:style-name="T4">\</text:span><text:span text:style-name="T3">.</text:span></text:p>
            <text:p text:style-name="P15"><text:span text:style-name="T6">Example: </text:span><text:span text:style-name="T5">Hello world!\n\{Hallo Welt!}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round or bevel, cap can be round or flat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x,y</text:span></text:p>
                  <text:p text:style-name="P16">Geometry line points filter by two math formulas. Available variables are x (horizontal coordinate), y (vertical coordinate) and t (time progess in range 0-1). First formula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ltr</text:span></text:p>
                  <text:p text:style-name="P16">Geometry flow direction. Can be ltr (left-to-right), rtl (right-to-left) and ttb (top-to-bottom)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6">(On animation, the progress status as integer will be appended to image filename.)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6">Solid color for lines.</text:p>
                  <text:p text:style-name="P17">line-alpha<text:span text:style-name="T8">=ff</text:span></text:p>
                  <text:p text:style-name="P16">Solid opacity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sub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 in horizontal &amp; vertical direction.</text:p>
                  <text:p text:style-name="P17">stencil<text:span text:style-name="T8">=off</text:span></text:p>
                  <text:p text:style-name="P16">Stencil mode. Can be off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r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  <text:p text:style-name="P17">kcolor<text:span text:style-name="T8">=ff0000</text:span></text:p>
                  <text:p text:style-name="P16">Sets active sylable's color.</text:p>
                  <text:p text:style-name="P17">kmode<text:span text:style-name="T8">=fill</text:span></text:p>
                  <text:p text:style-name="P16">Sets active sylable's filling mode. Can be fill, solid or glow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52M9S</meta:editing-duration>
    <meta:editing-cycles>444</meta:editing-cycles>
    <meta:generator>OpenOffice/4.0.1$Win32 OpenOffice.org_project/401m5$Build-9714</meta:generator>
    <dc:date>2014-01-15T23:29:02.40</dc:date>
    <dc:creator>Christoph Spanknebel</dc:creator>
    <meta:document-statistic meta:table-count="4" meta:image-count="0" meta:object-count="0" meta:page-count="3" meta:paragraph-count="219" meta:word-count="1007" meta:character-count="6436"/>
    <meta:user-defined meta:name="Info 1"/>
    <meta:user-defined meta:name="Info 2"/>
    <meta:user-defined meta:name="Info 3"/>
    <meta:user-defined meta:name="Info 4"/>
  </office:meta>
</office:document-meta>
</file>